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501cm" fo:margin-right="0cm" fo:text-indent="0cm" style:auto-text-indent="false"/>
    </style:style>
    <style:style style:name="P2" style:family="paragraph" style:parent-style-name="Standard">
      <style:paragraph-properties fo:margin-left="0.501cm" fo:margin-right="0cm" fo:text-indent="0cm" style:auto-text-indent="false"/>
      <style:text-properties fo:language="en" fo:country="GB"/>
    </style:style>
    <style:style style:name="P3" style:family="paragraph" style:parent-style-name="Standard">
      <style:paragraph-properties fo:break-before="page"/>
    </style:style>
    <style:style style:name="T1" style:family="text">
      <style:text-properties fo:language="en" fo:country="GB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OLE">
      <style:graphic-properties fo:margin-left="0.319cm" fo:margin-right="0.319cm" style:wrap="none" style:vertical-pos="from-top" style:vertical-rel="paragraph" style:horizontal-pos="from-left" style:horizontal-rel="paragraph" fo:padding="0.026cm" fo:border="none" draw:ole-draw-aspect="1" draw:visible-area-top="0cm" draw:visible-area-width="11.539cm" draw:visible-area-height="8.837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t4" text:anchor-type="char" svg:x="1.977cm" svg:y="0.161cm" svg:width="8.296cm" svg:height="6.355cm" draw:z-index="0"><draw:object-ole xlink:href="./Object 1" xlink:type="simple" xlink:show="embed" xlink:actuate="onLoad"/><draw:image xlink:href="./ObjectReplacements/Object 1" xlink:type="simple" xlink:show="embed" xlink:actuate="onLoad"/><svg:desc>Objet OLE</svg:desc></draw:frame></text:p>
      <text:p text:style-name="Standard"/>
      <text:p text:style-name="Standard"/>
      <text:p text:style-name="Standard"/>
      <text:p text:style-name="P2">&lt;html&gt;</text:p>
      <text:p text:style-name="P2">&lt;head&gt;&lt;title&gt; Un petit bonjour &lt;/title&gt;&lt;/head&gt;</text:p>
      <text:p text:style-name="P2">&lt;body&gt;</text:p>
      <text:p text:style-name="P2">&lt;form action="gestionListe.php" method="post"&gt;</text:p>
      <text:p text:style-name="P1">Entrez votre prénom :</text:p>
      <text:p text:style-name="P2">&lt;input type="text" name="prenom" size="20" /&gt;</text:p>
      <text:p text:style-name="P2">&lt;select name="<text:span text:style-name="T2">politesse</text:span>" size="1"&gt;</text:p>
      <text:p text:style-name="P2"><text:tab/>&lt;option <text:span text:style-name="T2">selected</text:span> value="1"&gt; Mademoiselle&lt;/option&gt;</text:p>
      <text:p text:style-name="P2"><text:tab/>&lt;option value="2"&gt; Madame&lt;/option&gt;</text:p>
      <text:p text:style-name="P1"><text:tab/>&lt;option value=<text:span text:style-name="T1">"</text:span>3<text:span text:style-name="T1">"</text:span>&gt; Monsieur&lt;/option&gt;</text:p>
      <text:p text:style-name="P1">&lt;/select&gt;</text:p>
      <text:p text:style-name="P1">&lt;br /&gt;</text:p>
      <text:p text:style-name="P1">Cochez cette case pour un bonjour plus familier </text:p>
      <text:p text:style-name="P2">&lt;input type="checkbox" name="familier" /&gt;</text:p>
      <text:p text:style-name="P2">&lt;br /&gt;</text:p>
      <text:p text:style-name="P2">&lt;input type="submit" value="Envoyer" /&gt;</text:p>
      <text:p text:style-name="P2">&lt;input type="reset" value="Annuler" /&gt;</text:p>
      <text:p text:style-name="P2">&lt;/form&gt;</text:p>
      <text:p text:style-name="P2">&lt;/body&gt;</text:p>
      <text:p text:style-name="P2">&lt;/html&gt;</text:p>
      <text:p text:style-name="Standard"/>
      <text:p text:style-name="Standard"/>
      <text:p text:style-name="P3">&lt;?php</text:p>
      <text:p text:style-name="Standard">$message="";</text:p>
      <text:p text:style-name="Standard">if (!empty($_POST["familier"]))</text:p>
      <text:p text:style-name="Standard">{</text:p>
      <text:p text:style-name="Standard"><text:s text:c="2"/>$message = "Salut ";</text:p>
      <text:p text:style-name="Standard">}</text:p>
      <text:p text:style-name="Standard">else</text:p>
      <text:p text:style-name="Standard">{</text:p>
      <text:p text:style-name="Standard"><text:s text:c="2"/>$message = "Bonjour "; <text:s/></text:p>
      <text:p text:style-name="Standard">}</text:p>
      <text:p text:style-name="Standard">// la liste s'appelle politesse</text:p>
      <text:p text:style-name="Standard">switch($_POST["politesse"]) </text:p>
      <text:p text:style-name="Standard">{</text:p>
      <text:p text:style-name="Standard"><text:s text:c="2"/>case 1 : <text:s/>$message = $message."Mademoiselle ";</text:p>
      <text:p text:style-name="Standard"><text:s text:c="12"/>break;</text:p>
      <text:p text:style-name="Standard"><text:s text:c="2"/>case 2 : <text:s/>$message = $message."Madame ";</text:p>
      <text:p text:style-name="Standard"><text:s text:c="12"/>break;</text:p>
      <text:p text:style-name="Standard"><text:s text:c="2"/>case 3 : <text:s/>$message = $message."Monsieur ";</text:p>
      <text:p text:style-name="Standard"><text:s text:c="12"/>break;</text:p>
      <text:p text:style-name="Standard">}</text:p>
      <text:p text:style-name="Standard">$message = $message.$_POST["prenom"];</text:p>
      <text:p text:style-name="Standard">echo $message;</text:p>
      <text:p text:style-name="Standard">?&gt;</text:p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3T11:48:30.51</meta:creation-date>
    <dc:date>2015-03-02T17:01:04.098000000</dc:date>
    <meta:editing-duration>PT6M44S</meta:editing-duration>
    <meta:editing-cycles>2</meta:editing-cycles>
    <meta:generator>LibreOffice/4.3.4.1$Windows_x86 LibreOffice_project/bc356b2f991740509f321d70e4512a6a54c5f243</meta:generator>
    <meta:document-statistic meta:table-count="0" meta:image-count="0" meta:object-count="1" meta:page-count="2" meta:paragraph-count="45" meta:word-count="117" meta:character-count="954" meta:non-whitespace-character-count="826"/>
  </office:meta>
</office:document-meta>
</file>